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346in"/>
    </style:style>
    <style:style style:name="co2" style:family="table-column">
      <style:table-column-properties fo:break-before="auto" style:column-width="1.111in"/>
    </style:style>
    <style:style style:name="co3" style:family="table-column">
      <style:table-column-properties fo:break-before="auto" style:column-width="0.5193in"/>
    </style:style>
    <style:style style:name="co4" style:family="table-column">
      <style:table-column-properties fo:break-before="auto" style:column-width="0.6161in"/>
    </style:style>
    <style:style style:name="co5" style:family="table-column">
      <style:table-column-properties fo:break-before="auto" style:column-width="1.811in"/>
    </style:style>
    <style:style style:name="co6" style:family="table-column">
      <style:table-column-properties fo:break-before="auto" style:column-width="1.3264in"/>
    </style:style>
    <style:style style:name="co7" style:family="table-column">
      <style:table-column-properties fo:break-before="auto" style:column-width="0.95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2.2063in"/>
    </style:style>
    <style:style style:name="co10" style:family="table-column">
      <style:table-column-properties fo:break-before="auto" style:column-width="1.2693in"/>
    </style:style>
    <style:style style:name="co11" style:family="table-column">
      <style:table-column-properties fo:break-before="auto" style:column-width="3.3035in"/>
    </style:style>
    <style:style style:name="co12" style:family="table-column">
      <style:table-column-properties fo:break-before="auto" style:column-width="1.0756in"/>
    </style:style>
    <style:style style:name="co13" style:family="table-column">
      <style:table-column-properties fo:break-before="auto" style:column-width="1.194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ext-properties fo:color="#ff0000"/>
    </style:style>
    <style:style style:name="ce5" style:family="table-cell" style:parent-style-name="Default">
      <style:table-cell-properties fo:background-color="transparent"/>
      <style:text-properties style:use-window-font-color="true"/>
      <style:map style:condition="is-true-formula(SEARCH(&quot;YES&quot;;[.O2];1))" style:apply-style-name="green_5f_back" style:base-cell-address="Sheet1.O2"/>
      <style:map style:condition="is-true-formula(SEARCH(&quot;NO&quot;;[.O2];1))" style:apply-style-name="red_5f_back" style:base-cell-address="Sheet1.O2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3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ce5"/>
        <table:table-column table:style-name="co13" table:default-cell-style-name="Default"/>
        <table:table-column table:style-name="co8" table:number-columns-repeated="1008" table:default-cell-style-name="Default"/>
        <table:table-row table:style-name="ro1">
          <table:table-cell table:style-name="ce1" office:value-type="string">
            <text:p>Module Id</text:p>
          </table:table-cell>
          <table:table-cell table:style-name="ce1" office:value-type="string">
            <text:p>Type Reference</text:p>
          </table:table-cell>
          <table:table-cell table:style-name="ce1" office:value-type="string">
            <text:p>Slotno</text:p>
          </table:table-cell>
          <table:table-cell table:style-name="ce1" office:value-type="string">
            <text:p>Crate Id</text:p>
          </table:table-cell>
          <table:table-cell table:style-name="ce1" office:value-type="string">
            <text:p>Crate Label</text:p>
          </table:table-cell>
          <table:table-cell table:style-name="ce1" office:value-type="string">
            <text:p>FEC Name</text:p>
          </table:table-cell>
          <table:table-cell table:style-name="ce1" office:value-type="string">
            <text:p>Official Type Name</text:p>
          </table:table-cell>
          <table:table-cell table:style-name="ce1" office:value-type="string">
            <text:p>Layout Name</text:p>
          </table:table-cell>
          <table:table-cell table:style-name="ce1"/>
          <table:table-cell table:style-name="ce1" office:value-type="string">
            <text:p>LUN</text:p>
          </table:table-cell>
          <table:table-cell table:style-name="ce1" office:value-type="string">
            <text:p>PCB ID</text:p>
          </table:table-cell>
          <table:table-cell table:style-name="ce1" office:value-type="string">
            <text:p>Serial #</text:p>
          </table:table-cell>
          <table:table-cell table:style-name="ce1" office:value-type="string">
            <text:p>Gateware version</text:p>
          </table:table-cell>
          <table:table-cell table:style-name="ce1" office:value-type="string">
            <text:p>Comment</text:p>
          </table:table-cell>
          <table:table-cell table:style-name="ce1" office:value-type="string">
            <text:p>Hw tested</text:p>
          </table:table-cell>
          <table:table-cell table:style-name="ce1" office:value-type="string">
            <text:p>No hw installed</text:p>
          </table:table-cell>
          <table:table-cell table:style-name="ce1" table:number-columns-repeated="1008"/>
        </table:table-row>
        <table:table-row table:style-name="ro1">
          <table:table-cell office:value-type="float" office:value="5631">
            <text:p>5631</text:p>
          </table:table-cell>
          <table:table-cell office:value-type="string">
            <text:p>CBMIA</text:p>
          </table:table-cell>
          <table:table-cell office:value-type="float" office:value="4">
            <text:p>4</text:p>
          </table:table-cell>
          <table:table-cell office:value-type="float" office:value="11525">
            <text:p>11525</text:p>
          </table:table-cell>
          <table:table-cell/>
          <table:table-cell office:value-type="string">
            <text:p>cfc-150-rpow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0x180000002273a722</text:p>
          </table:table-cell>
          <table:table-cell office:value-type="float" office:value="30">
            <text:p>30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40569">
            <text:p>40569</text:p>
          </table:table-cell>
          <table:table-cell office:value-type="string">
            <text:p>CBMIA</text:p>
          </table:table-cell>
          <table:table-cell office:value-type="float" office:value="5">
            <text:p>5</text:p>
          </table:table-cell>
          <table:table-cell office:value-type="float" office:value="11525">
            <text:p>11525</text:p>
          </table:table-cell>
          <table:table-cell/>
          <table:table-cell office:value-type="string">
            <text:p>cfc-150-rpow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xa000000022637722</text:p>
          </table:table-cell>
          <table:table-cell office:value-type="float" office:value="53">
            <text:p>53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31729">
            <text:p>31729</text:p>
          </table:table-cell>
          <table:table-cell office:value-type="string">
            <text:p>CBMIA</text:p>
          </table:table-cell>
          <table:table-cell office:value-type="float" office:value="3">
            <text:p>3</text:p>
          </table:table-cell>
          <table:table-cell office:value-type="float" office:value="10482">
            <text:p>10482</text:p>
          </table:table-cell>
          <table:table-cell/>
          <table:table-cell office:value-type="string">
            <text:p>cfc-152-rln4pow1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0xe300000026bcfe22</text:p>
          </table:table-cell>
          <table:table-cell/>
          <table:table-cell office:value-type="float" office:value="2.13">
            <text:p>2.13</text:p>
          </table:table-cell>
          <table:table-cell/>
          <table:table-cell table:number-columns-repeated="2"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44453">
            <text:p>44453</text:p>
          </table:table-cell>
          <table:table-cell office:value-type="string">
            <text:p>CBMIA</text:p>
          </table:table-cell>
          <table:table-cell office:value-type="float" office:value="2">
            <text:p>2</text:p>
          </table:table-cell>
          <table:table-cell office:value-type="float" office:value="10482">
            <text:p>10482</text:p>
          </table:table-cell>
          <table:table-cell/>
          <table:table-cell office:value-type="string">
            <text:p>cfc-152-rln4pow1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x400000002278c222</text:p>
          </table:table-cell>
          <table:table-cell/>
          <table:table-cell office:value-type="float" office:value="2.13">
            <text:p>2.13</text:p>
          </table:table-cell>
          <table:table-cell/>
          <table:table-cell table:number-columns-repeated="2"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44435">
            <text:p>44435</text:p>
          </table:table-cell>
          <table:table-cell office:value-type="string">
            <text:p>CBMIA</text:p>
          </table:table-cell>
          <table:table-cell office:value-type="float" office:value="3">
            <text:p>3</text:p>
          </table:table-cell>
          <table:table-cell office:value-type="float" office:value="17068">
            <text:p>17068</text:p>
          </table:table-cell>
          <table:table-cell/>
          <table:table-cell office:value-type="string">
            <text:p>cfc-193-allrf2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xa600000022634222</text:p>
          </table:table-cell>
          <table:table-cell office:value-type="float" office:value="28">
            <text:p>28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45457">
            <text:p>45457</text:p>
          </table:table-cell>
          <table:table-cell office:value-type="string">
            <text:p>CBMIA</text:p>
          </table:table-cell>
          <table:table-cell office:value-type="float" office:value="13">
            <text:p>13</text:p>
          </table:table-cell>
          <table:table-cell office:value-type="float" office:value="12125">
            <text:p>12125</text:p>
          </table:table-cell>
          <table:table-cell office:value-type="string">
            <text:p>CFC-193-RPOW1</text:p>
          </table:table-cell>
          <table:table-cell office:value-type="string">
            <text:p>cfc-193-rpow1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0xe700000022766122</text:p>
          </table:table-cell>
          <table:table-cell office:value-type="float" office:value="24">
            <text:p>24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4652">
            <text:p>4652</text:p>
          </table:table-cell>
          <table:table-cell office:value-type="string">
            <text:p>CBMIA</text:p>
          </table:table-cell>
          <table:table-cell office:value-type="float" office:value="14">
            <text:p>14</text:p>
          </table:table-cell>
          <table:table-cell office:value-type="float" office:value="12125">
            <text:p>12125</text:p>
          </table:table-cell>
          <table:table-cell office:value-type="string">
            <text:p>CFC-193-RPOW1</text:p>
          </table:table-cell>
          <table:table-cell office:value-type="string">
            <text:p>cfc-193-rpow1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xa100000022589322</text:p>
          </table:table-cell>
          <table:table-cell office:value-type="float" office:value="29">
            <text:p>29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2881">
            <text:p>2881</text:p>
          </table:table-cell>
          <table:table-cell office:value-type="string">
            <text:p>CBMIA</text:p>
          </table:table-cell>
          <table:table-cell office:value-type="float" office:value="3">
            <text:p>3</text:p>
          </table:table-cell>
          <table:table-cell office:value-type="float" office:value="17010">
            <text:p>17010</text:p>
          </table:table-cell>
          <table:table-cell/>
          <table:table-cell office:value-type="string">
            <text:p>cfc-193-rpow2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xb400000026cf3b22</text:p>
          </table:table-cell>
          <table:table-cell office:value-type="float" office:value="86">
            <text:p>86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2880">
            <text:p>2880</text:p>
          </table:table-cell>
          <table:table-cell office:value-type="string">
            <text:p>CBMIA</text:p>
          </table:table-cell>
          <table:table-cell office:value-type="float" office:value="3">
            <text:p>3</text:p>
          </table:table-cell>
          <table:table-cell office:value-type="float" office:value="19488">
            <text:p>19488</text:p>
          </table:table-cell>
          <table:table-cell/>
          <table:table-cell office:value-type="string">
            <text:p>cfc-197-rsepmag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x0800000022556222</text:p>
          </table:table-cell>
          <table:table-cell office:value-type="float" office:value="64">
            <text:p>64</text:p>
          </table:table-cell>
          <table:table-cell office:value-type="float" office:value="2.13">
            <text:p>2.13</text:p>
          </table:table-cell>
          <table:table-cell/>
          <table:table-cell table:number-columns-repeated="2"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2856">
            <text:p>2856</text:p>
          </table:table-cell>
          <table:table-cell office:value-type="string">
            <text:p>CBMIA</text:p>
          </table:table-cell>
          <table:table-cell office:value-type="float" office:value="3">
            <text:p>3</text:p>
          </table:table-cell>
          <table:table-cell office:value-type="float" office:value="13285">
            <text:p>13285</text:p>
          </table:table-cell>
          <table:table-cell/>
          <table:table-cell office:value-type="string">
            <text:p>cfc-2001-rpow1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0x5d00000026ce3422</text:p>
          </table:table-cell>
          <table:table-cell office:value-type="float" office:value="85">
            <text:p>85</text:p>
          </table:table-cell>
          <table:table-cell office:value-type="float" office:value="2.13">
            <text:p>2.13</text:p>
          </table:table-cell>
          <table:table-cell/>
          <table:table-cell table:number-columns-repeated="2"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4427">
            <text:p>4427</text:p>
          </table:table-cell>
          <table:table-cell office:value-type="string">
            <text:p>CBMIA</text:p>
          </table:table-cell>
          <table:table-cell office:value-type="float" office:value="1">
            <text:p>1</text:p>
          </table:table-cell>
          <table:table-cell office:value-type="float" office:value="13285">
            <text:p>13285</text:p>
          </table:table-cell>
          <table:table-cell/>
          <table:table-cell office:value-type="string">
            <text:p>cfc-2001-rpow1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0x6e00000026c7c222</text:p>
          </table:table-cell>
          <table:table-cell office:value-type="float" office:value="110">
            <text:p>110</text:p>
          </table:table-cell>
          <table:table-cell office:value-type="float" office:value="2.13">
            <text:p>2.13</text:p>
          </table:table-cell>
          <table:table-cell/>
          <table:table-cell table:number-columns-repeated="2"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42548">
            <text:p>42548</text:p>
          </table:table-cell>
          <table:table-cell office:value-type="string">
            <text:p>CBMIA</text:p>
          </table:table-cell>
          <table:table-cell office:value-type="float" office:value="4">
            <text:p>4</text:p>
          </table:table-cell>
          <table:table-cell office:value-type="float" office:value="13285">
            <text:p>13285</text:p>
          </table:table-cell>
          <table:table-cell/>
          <table:table-cell office:value-type="string">
            <text:p>cfc-2001-rpow1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x1100000026de8522</text:p>
          </table:table-cell>
          <table:table-cell office:value-type="float" office:value="111">
            <text:p>111</text:p>
          </table:table-cell>
          <table:table-cell office:value-type="float" office:value="2.13">
            <text:p>2.13</text:p>
          </table:table-cell>
          <table:table-cell/>
          <table:table-cell table:number-columns-repeated="2"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42863">
            <text:p>42863</text:p>
          </table:table-cell>
          <table:table-cell office:value-type="string">
            <text:p>CBMIA</text:p>
          </table:table-cell>
          <table:table-cell office:value-type="float" office:value="2">
            <text:p>2</text:p>
          </table:table-cell>
          <table:table-cell office:value-type="float" office:value="13285">
            <text:p>13285</text:p>
          </table:table-cell>
          <table:table-cell/>
          <table:table-cell office:value-type="string">
            <text:p>cfc-2001-rpow1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0x6900000026d39f22</text:p>
          </table:table-cell>
          <table:table-cell office:value-type="float" office:value="113">
            <text:p>113</text:p>
          </table:table-cell>
          <table:table-cell office:value-type="float" office:value="2.13">
            <text:p>2.13</text:p>
          </table:table-cell>
          <table:table-cell/>
          <table:table-cell table:number-columns-repeated="2"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28942">
            <text:p>28942</text:p>
          </table:table-cell>
          <table:table-cell office:value-type="string">
            <text:p>CBMIA</text:p>
          </table:table-cell>
          <table:table-cell office:value-type="float" office:value="3">
            <text:p>3</text:p>
          </table:table-cell>
          <table:table-cell office:value-type="float" office:value="16688">
            <text:p>16688</text:p>
          </table:table-cell>
          <table:table-cell/>
          <table:table-cell office:value-type="string">
            <text:p>cfc-2010-rpow1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75">
            <text:p>75</text:p>
          </table:table-cell>
          <table:table-cell table:style-name="ce4" office:value-type="float" office:value="2.11">
            <text:p>2.11</text:p>
          </table:table-cell>
          <table:table-cell office:value-type="string">
            <text:p>Can't update now, in operation !</text:p>
          </table:table-cell>
          <table:table-cell table:number-columns-repeated="2"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42854">
            <text:p>42854</text:p>
          </table:table-cell>
          <table:table-cell office:value-type="string">
            <text:p>CBMIA</text:p>
          </table:table-cell>
          <table:table-cell office:value-type="float" office:value="5">
            <text:p>5</text:p>
          </table:table-cell>
          <table:table-cell office:value-type="float" office:value="15666">
            <text:p>15666</text:p>
          </table:table-cell>
          <table:table-cell/>
          <table:table-cell office:value-type="string">
            <text:p>cfc-233-rpow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xf3000000225a7822</text:p>
          </table:table-cell>
          <table:table-cell office:value-type="float" office:value="61">
            <text:p>61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42105">
            <text:p>42105</text:p>
          </table:table-cell>
          <table:table-cell office:value-type="string">
            <text:p>CBMIA</text:p>
          </table:table-cell>
          <table:table-cell office:value-type="float" office:value="13">
            <text:p>13</text:p>
          </table:table-cell>
          <table:table-cell office:value-type="float" office:value="15672">
            <text:p>15672</text:p>
          </table:table-cell>
          <table:table-cell office:value-type="string">
            <text:p>CFC-233-RPOW</text:p>
          </table:table-cell>
          <table:table-cell office:value-type="string">
            <text:p>cfc-250-rpow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0xb10000002250c322</text:p>
          </table:table-cell>
          <table:table-cell office:value-type="float" office:value="50">
            <text:p>50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35531">
            <text:p>35531</text:p>
          </table:table-cell>
          <table:table-cell office:value-type="string">
            <text:p>CBMIA</text:p>
          </table:table-cell>
          <table:table-cell office:value-type="float" office:value="12">
            <text:p>12</text:p>
          </table:table-cell>
          <table:table-cell office:value-type="float" office:value="15672">
            <text:p>15672</text:p>
          </table:table-cell>
          <table:table-cell office:value-type="string">
            <text:p>CFC-233-RPOW</text:p>
          </table:table-cell>
          <table:table-cell office:value-type="string">
            <text:p>cfc-250-rpow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xde00000026de8f22</text:p>
          </table:table-cell>
          <table:table-cell office:value-type="float" office:value="106">
            <text:p>106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40047">
            <text:p>40047</text:p>
          </table:table-cell>
          <table:table-cell office:value-type="string">
            <text:p>CBMIA</text:p>
          </table:table-cell>
          <table:table-cell office:value-type="float" office:value="12">
            <text:p>12</text:p>
          </table:table-cell>
          <table:table-cell office:value-type="float" office:value="704">
            <text:p>704</text:p>
          </table:table-cell>
          <table:table-cell office:value-type="string">
            <text:p>CFC-251-RPSEASTHALL</text:p>
          </table:table-cell>
          <table:table-cell office:value-type="string">
            <text:p>cfc-251-rpseasthall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0xeb00000026d8cb22</text:p>
          </table:table-cell>
          <table:table-cell office:value-type="float" office:value="81">
            <text:p>81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35534">
            <text:p>35534</text:p>
          </table:table-cell>
          <table:table-cell office:value-type="string">
            <text:p>CBMIA</text:p>
          </table:table-cell>
          <table:table-cell office:value-type="float" office:value="13">
            <text:p>13</text:p>
          </table:table-cell>
          <table:table-cell office:value-type="float" office:value="704">
            <text:p>704</text:p>
          </table:table-cell>
          <table:table-cell office:value-type="string">
            <text:p>CFC-251-RPSEASTHALL</text:p>
          </table:table-cell>
          <table:table-cell office:value-type="string">
            <text:p>cfc-251-rpseasthall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0x9800000026c7b022</text:p>
          </table:table-cell>
          <table:table-cell office:value-type="float" office:value="88">
            <text:p>88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42864">
            <text:p>42864</text:p>
          </table:table-cell>
          <table:table-cell office:value-type="string">
            <text:p>CBMIA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string">
            <text:p>CFC-251-RPSEASTHALL</text:p>
          </table:table-cell>
          <table:table-cell office:value-type="string">
            <text:p>cfc-251-rpseasthall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x8700000026cc3722</text:p>
          </table:table-cell>
          <table:table-cell office:value-type="float" office:value="114">
            <text:p>114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4426">
            <text:p>4426</text:p>
          </table:table-cell>
          <table:table-cell office:value-type="string">
            <text:p>CBMIA</text:p>
          </table:table-cell>
          <table:table-cell office:value-type="float" office:value="3">
            <text:p>3</text:p>
          </table:table-cell>
          <table:table-cell office:value-type="float" office:value="2106">
            <text:p>2106</text:p>
          </table:table-cell>
          <table:table-cell office:value-type="string">
            <text:p>DCPSEA1</text:p>
          </table:table-cell>
          <table:table-cell office:value-type="string">
            <text:p>cfc-263-rpseastarea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0x1f00000026c2d922</text:p>
          </table:table-cell>
          <table:table-cell office:value-type="float" office:value="96">
            <text:p>96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35533">
            <text:p>35533</text:p>
          </table:table-cell>
          <table:table-cell office:value-type="string">
            <text:p>CBMIA</text:p>
          </table:table-cell>
          <table:table-cell office:value-type="float" office:value="3">
            <text:p>3</text:p>
          </table:table-cell>
          <table:table-cell office:value-type="float" office:value="17946">
            <text:p>17946</text:p>
          </table:table-cell>
          <table:table-cell office:value-type="string">
            <text:p>CFC-269-CSTEP</text:p>
          </table:table-cell>
          <table:table-cell office:value-type="string">
            <text:p>cfc-269-cstep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x9500000026df1e22</text:p>
          </table:table-cell>
          <table:table-cell office:value-type="float" office:value="67">
            <text:p>67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43537">
            <text:p>43537</text:p>
          </table:table-cell>
          <table:table-cell office:value-type="string">
            <text:p>CBMIA</text:p>
          </table:table-cell>
          <table:table-cell office:value-type="float" office:value="12">
            <text:p>12</text:p>
          </table:table-cell>
          <table:table-cell office:value-type="float" office:value="1241">
            <text:p>1241</text:p>
          </table:table-cell>
          <table:table-cell office:value-type="string">
            <text:p>DCPSFT16</text:p>
          </table:table-cell>
          <table:table-cell office:value-type="string">
            <text:p>cfc-269-rpsft16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0xf4000000225fb522</text:p>
          </table:table-cell>
          <table:table-cell office:value-type="float" office:value="31">
            <text:p>31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5588">
            <text:p>5588</text:p>
          </table:table-cell>
          <table:table-cell office:value-type="string">
            <text:p>CBMIA</text:p>
          </table:table-cell>
          <table:table-cell office:value-type="float" office:value="13">
            <text:p>13</text:p>
          </table:table-cell>
          <table:table-cell office:value-type="float" office:value="1241">
            <text:p>1241</text:p>
          </table:table-cell>
          <table:table-cell office:value-type="string">
            <text:p>DCPSFT16</text:p>
          </table:table-cell>
          <table:table-cell office:value-type="string">
            <text:p>cfc-269-rpsft16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0x300000002277a622</text:p>
          </table:table-cell>
          <table:table-cell office:value-type="float" office:value="47">
            <text:p>47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4649">
            <text:p>4649</text:p>
          </table:table-cell>
          <table:table-cell office:value-type="string">
            <text:p>CBMIA</text:p>
          </table:table-cell>
          <table:table-cell office:value-type="float" office:value="14">
            <text:p>14</text:p>
          </table:table-cell>
          <table:table-cell office:value-type="float" office:value="1241">
            <text:p>1241</text:p>
          </table:table-cell>
          <table:table-cell office:value-type="string">
            <text:p>DCPSFT16</text:p>
          </table:table-cell>
          <table:table-cell office:value-type="string">
            <text:p>cfc-269-rpsft16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x5300000022608d22</text:p>
          </table:table-cell>
          <table:table-cell office:value-type="float" office:value="65">
            <text:p>65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2855">
            <text:p>2855</text:p>
          </table:table-cell>
          <table:table-cell office:value-type="string">
            <text:p>CBMIA</text:p>
          </table:table-cell>
          <table:table-cell office:value-type="float" office:value="3">
            <text:p>3</text:p>
          </table:table-cell>
          <table:table-cell office:value-type="float" office:value="16308">
            <text:p>16308</text:p>
          </table:table-cell>
          <table:table-cell/>
          <table:table-cell office:value-type="string">
            <text:p>cfc-351-cgen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xcd00000026d47b22</text:p>
          </table:table-cell>
          <table:table-cell office:value-type="float" office:value="76">
            <text:p>76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4651">
            <text:p>4651</text:p>
          </table:table-cell>
          <table:table-cell office:value-type="string">
            <text:p>CBMIA</text:p>
          </table:table-cell>
          <table:table-cell office:value-type="float" office:value="5">
            <text:p>5</text:p>
          </table:table-cell>
          <table:table-cell office:value-type="float" office:value="15425">
            <text:p>15425</text:p>
          </table:table-cell>
          <table:table-cell office:value-type="string">
            <text:p>DLN3POW</text:p>
          </table:table-cell>
          <table:table-cell office:value-type="string">
            <text:p>cfc-351-rpow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0xa100000022771f22</text:p>
          </table:table-cell>
          <table:table-cell office:value-type="float" office:value="42">
            <text:p>42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30026">
            <text:p>30026</text:p>
          </table:table-cell>
          <table:table-cell office:value-type="string">
            <text:p>CBMIA</text:p>
          </table:table-cell>
          <table:table-cell office:value-type="float" office:value="4">
            <text:p>4</text:p>
          </table:table-cell>
          <table:table-cell office:value-type="float" office:value="15425">
            <text:p>15425</text:p>
          </table:table-cell>
          <table:table-cell office:value-type="string">
            <text:p>DLN3POW</text:p>
          </table:table-cell>
          <table:table-cell office:value-type="string">
            <text:p>cfc-351-rpow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0x0000000022681922</text:p>
          </table:table-cell>
          <table:table-cell office:value-type="float" office:value="48">
            <text:p>48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40048">
            <text:p>40048</text:p>
          </table:table-cell>
          <table:table-cell office:value-type="string">
            <text:p>CBMIA</text:p>
          </table:table-cell>
          <table:table-cell office:value-type="float" office:value="13">
            <text:p>13</text:p>
          </table:table-cell>
          <table:table-cell office:value-type="float" office:value="15425">
            <text:p>15425</text:p>
          </table:table-cell>
          <table:table-cell office:value-type="string">
            <text:p>DLN3POW</text:p>
          </table:table-cell>
          <table:table-cell office:value-type="string">
            <text:p>cfc-351-rpow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xd600000022711a22</text:p>
          </table:table-cell>
          <table:table-cell office:value-type="float" office:value="66">
            <text:p>66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39807">
            <text:p>39807</text:p>
          </table:table-cell>
          <table:table-cell office:value-type="string">
            <text:p>CBMIA</text:p>
          </table:table-cell>
          <table:table-cell office:value-type="float" office:value="12">
            <text:p>12</text:p>
          </table:table-cell>
          <table:table-cell office:value-type="float" office:value="15425">
            <text:p>15425</text:p>
          </table:table-cell>
          <table:table-cell office:value-type="string">
            <text:p>DLN3POW</text:p>
          </table:table-cell>
          <table:table-cell office:value-type="string">
            <text:p>cfc-351-rpow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0xa100000026be8d22</text:p>
          </table:table-cell>
          <table:table-cell office:value-type="float" office:value="68">
            <text:p>68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36147">
            <text:p>36147</text:p>
          </table:table-cell>
          <table:table-cell office:value-type="string">
            <text:p>CBMIA</text:p>
          </table:table-cell>
          <table:table-cell office:value-type="float" office:value="3">
            <text:p>3</text:p>
          </table:table-cell>
          <table:table-cell office:value-type="float" office:value="3247">
            <text:p>3247</text:p>
          </table:table-cell>
          <table:table-cell office:value-type="string">
            <text:p>CFC-354-RPSFT16</text:p>
          </table:table-cell>
          <table:table-cell office:value-type="string">
            <text:p>cfc-354-rpsft16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xc100000026c2ce22</text:p>
          </table:table-cell>
          <table:table-cell office:value-type="float" office:value="95">
            <text:p>95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4650">
            <text:p>4650</text:p>
          </table:table-cell>
          <table:table-cell office:value-type="string">
            <text:p>CBMIA</text:p>
          </table:table-cell>
          <table:table-cell office:value-type="float" office:value="14">
            <text:p>14</text:p>
          </table:table-cell>
          <table:table-cell office:value-type="float" office:value="15366">
            <text:p>15366</text:p>
          </table:table-cell>
          <table:table-cell/>
          <table:table-cell office:value-type="string">
            <text:p>cfc-355-rpsecloud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x9e000000226d2122</text:p>
          </table:table-cell>
          <table:table-cell office:value-type="float" office:value="40">
            <text:p>40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8628">
            <text:p>8628</text:p>
          </table:table-cell>
          <table:table-cell office:value-type="string">
            <text:p>CBMIA</text:p>
          </table:table-cell>
          <table:table-cell office:value-type="float" office:value="3">
            <text:p>3</text:p>
          </table:table-cell>
          <table:table-cell office:value-type="float" office:value="727">
            <text:p>727</text:p>
          </table:table-cell>
          <table:table-cell office:value-type="string">
            <text:p>DCPSRG1</text:p>
          </table:table-cell>
          <table:table-cell office:value-type="string">
            <text:p>cfc-355-rpspfw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x490000002274a722</text:p>
          </table:table-cell>
          <table:table-cell office:value-type="float" office:value="17">
            <text:p>17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40990">
            <text:p>40990</text:p>
          </table:table-cell>
          <table:table-cell office:value-type="string">
            <text:p>CBMIA</text:p>
          </table:table-cell>
          <table:table-cell office:value-type="float" office:value="4">
            <text:p>4</text:p>
          </table:table-cell>
          <table:table-cell office:value-type="float" office:value="1661">
            <text:p>1661</text:p>
          </table:table-cell>
          <table:table-cell office:value-type="string">
            <text:p>CFC-355-RPSRING</text:p>
          </table:table-cell>
          <table:table-cell office:value-type="string">
            <text:p>cfc-355-rpsring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0x1600000026cd9722</text:p>
          </table:table-cell>
          <table:table-cell office:value-type="float" office:value="69">
            <text:p>69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50381">
            <text:p>50381</text:p>
          </table:table-cell>
          <table:table-cell office:value-type="string">
            <text:p>CBMIA</text:p>
          </table:table-cell>
          <table:table-cell office:value-type="float" office:value="5">
            <text:p>5</text:p>
          </table:table-cell>
          <table:table-cell office:value-type="float" office:value="1661">
            <text:p>1661</text:p>
          </table:table-cell>
          <table:table-cell office:value-type="string">
            <text:p>CFC-355-RPSRING</text:p>
          </table:table-cell>
          <table:table-cell office:value-type="string">
            <text:p>cfc-355-rpsring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0x8400000026cdb822</text:p>
          </table:table-cell>
          <table:table-cell office:value-type="float" office:value="77">
            <text:p>77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2030">
            <text:p>2030</text:p>
          </table:table-cell>
          <table:table-cell office:value-type="string">
            <text:p>CBMIA</text:p>
          </table:table-cell>
          <table:table-cell office:value-type="float" office:value="12">
            <text:p>12</text:p>
          </table:table-cell>
          <table:table-cell office:value-type="float" office:value="1661">
            <text:p>1661</text:p>
          </table:table-cell>
          <table:table-cell office:value-type="string">
            <text:p>CFC-355-RPSRING</text:p>
          </table:table-cell>
          <table:table-cell table:style-name="ce2" office:value-type="string">
            <text:p>cfc-355-rpsring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0x8e00000026c37922</text:p>
          </table:table-cell>
          <table:table-cell office:value-type="float" office:value="80">
            <text:p>80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41095">
            <text:p>41095</text:p>
          </table:table-cell>
          <table:table-cell office:value-type="string">
            <text:p>CBMIA</text:p>
          </table:table-cell>
          <table:table-cell office:value-type="float" office:value="13">
            <text:p>13</text:p>
          </table:table-cell>
          <table:table-cell office:value-type="float" office:value="1661">
            <text:p>1661</text:p>
          </table:table-cell>
          <table:table-cell office:value-type="string">
            <text:p>CFC-355-RPSRING</text:p>
          </table:table-cell>
          <table:table-cell office:value-type="string">
            <text:p>cfc-355-rpsring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0xce00000026c65622</text:p>
          </table:table-cell>
          <table:table-cell office:value-type="float" office:value="89">
            <text:p>89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4428">
            <text:p>4428</text:p>
          </table:table-cell>
          <table:table-cell office:value-type="string">
            <text:p>CBMIA</text:p>
          </table:table-cell>
          <table:table-cell office:value-type="float" office:value="14">
            <text:p>14</text:p>
          </table:table-cell>
          <table:table-cell office:value-type="float" office:value="1661">
            <text:p>1661</text:p>
          </table:table-cell>
          <table:table-cell office:value-type="string">
            <text:p>CFC-355-RPSRING</text:p>
          </table:table-cell>
          <table:table-cell office:value-type="string">
            <text:p>cfc-355-rpsring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x2700000026c22422</text:p>
          </table:table-cell>
          <table:table-cell office:value-type="float" office:value="103">
            <text:p>103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41096">
            <text:p>41096</text:p>
          </table:table-cell>
          <table:table-cell office:value-type="string">
            <text:p>CBMIA</text:p>
          </table:table-cell>
          <table:table-cell office:value-type="float" office:value="3">
            <text:p>3</text:p>
          </table:table-cell>
          <table:table-cell office:value-type="float" office:value="16265">
            <text:p>16265</text:p>
          </table:table-cell>
          <table:table-cell/>
          <table:table-cell office:value-type="string">
            <text:p>cfc-359-arfpow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0x9200000026c38b22</text:p>
          </table:table-cell>
          <table:table-cell office:value-type="float" office:value="93">
            <text:p>93</text:p>
          </table:table-cell>
          <table:table-cell office:value-type="float" office:value="2.13">
            <text:p>2.13</text:p>
          </table:table-cell>
          <table:table-cell table:style-name="ce4"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33986">
            <text:p>33986</text:p>
          </table:table-cell>
          <table:table-cell office:value-type="string">
            <text:p>CBMIA</text:p>
          </table:table-cell>
          <table:table-cell office:value-type="float" office:value="2">
            <text:p>2</text:p>
          </table:table-cell>
          <table:table-cell office:value-type="float" office:value="16265">
            <text:p>16265</text:p>
          </table:table-cell>
          <table:table-cell/>
          <table:table-cell office:value-type="string">
            <text:p>cfc-359-arfpow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x0a00000026ddec22</text:p>
          </table:table-cell>
          <table:table-cell office:value-type="float" office:value="112">
            <text:p>112</text:p>
          </table:table-cell>
          <table:table-cell office:value-type="float" office:value="2.13">
            <text:p>2.13</text:p>
          </table:table-cell>
          <table:table-cell table:style-name="ce4"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40568">
            <text:p>40568</text:p>
          </table:table-cell>
          <table:table-cell office:value-type="string">
            <text:p>CBMIA</text:p>
          </table:table-cell>
          <table:table-cell office:value-type="float" office:value="3">
            <text:p>3</text:p>
          </table:table-cell>
          <table:table-cell office:value-type="float" office:value="18228">
            <text:p>18228</text:p>
          </table:table-cell>
          <table:table-cell/>
          <table:table-cell office:value-type="string">
            <text:p>cfc-359-cstep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x0e00000022629a22</text:p>
          </table:table-cell>
          <table:table-cell office:value-type="float" office:value="43">
            <text:p>43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42547">
            <text:p>42547</text:p>
          </table:table-cell>
          <table:table-cell office:value-type="string">
            <text:p>CBMIA</text:p>
          </table:table-cell>
          <table:table-cell office:value-type="float" office:value="14">
            <text:p>14</text:p>
          </table:table-cell>
          <table:table-cell office:value-type="float" office:value="18229">
            <text:p>18229</text:p>
          </table:table-cell>
          <table:table-cell office:value-type="string">
            <text:p>CFC-359-RSEPTA</text:p>
          </table:table-cell>
          <table:table-cell table:style-name="ce2" office:value-type="string">
            <text:p>cfc-359-rsepta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x6e00000022571e22</text:p>
          </table:table-cell>
          <table:table-cell office:value-type="float" office:value="33">
            <text:p>33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4643">
            <text:p>4643</text:p>
          </table:table-cell>
          <table:table-cell office:value-type="string">
            <text:p>CBMIA</text:p>
          </table:table-cell>
          <table:table-cell office:value-type="float" office:value="2">
            <text:p>2</text:p>
          </table:table-cell>
          <table:table-cell office:value-type="float" office:value="15145">
            <text:p>15145</text:p>
          </table:table-cell>
          <table:table-cell/>
          <table:table-cell office:value-type="string">
            <text:p>cfc-361-allcav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x3c0000002255f522</text:p>
          </table:table-cell>
          <table:table-cell office:value-type="float" office:value="54">
            <text:p>54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41050">
            <text:p>41050</text:p>
          </table:table-cell>
          <table:table-cell office:value-type="string">
            <text:p>CBMIA</text:p>
          </table:table-cell>
          <table:table-cell office:value-type="float" office:value="5">
            <text:p>5</text:p>
          </table:table-cell>
          <table:table-cell office:value-type="float" office:value="15205">
            <text:p>15205</text:p>
          </table:table-cell>
          <table:table-cell/>
          <table:table-cell office:value-type="string">
            <text:p>cfc-361-rinrg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0xbf000000226ac222</text:p>
          </table:table-cell>
          <table:table-cell office:value-type="float" office:value="27">
            <text:p>27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4125">
            <text:p>4125</text:p>
          </table:table-cell>
          <table:table-cell office:value-type="string">
            <text:p>CBMIA</text:p>
          </table:table-cell>
          <table:table-cell office:value-type="float" office:value="13">
            <text:p>13</text:p>
          </table:table-cell>
          <table:table-cell office:value-type="float" office:value="15205">
            <text:p>15205</text:p>
          </table:table-cell>
          <table:table-cell/>
          <table:table-cell office:value-type="string">
            <text:p>cfc-361-rinrg</text:p>
          </table:table-cell>
          <table:table-cell office:value-type="string">
            <text:p>HCCBMIA000</text:p>
          </table:table-cell>
          <table:table-cell/>
          <table:table-cell office:value-type="string">
            <text:p>.</text:p>
          </table:table-cell>
          <table:table-cell office:value-type="float" office:value="0">
            <text:p>0</text:p>
          </table:table-cell>
          <table:table-cell office:value-type="string">
            <text:p>0x450000002254c622</text:p>
          </table:table-cell>
          <table:table-cell office:value-type="float" office:value="51">
            <text:p>51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40567">
            <text:p>40567</text:p>
          </table:table-cell>
          <table:table-cell office:value-type="string">
            <text:p>CBMIA</text:p>
          </table:table-cell>
          <table:table-cell office:value-type="float" office:value="12">
            <text:p>12</text:p>
          </table:table-cell>
          <table:table-cell office:value-type="float" office:value="15205">
            <text:p>15205</text:p>
          </table:table-cell>
          <table:table-cell/>
          <table:table-cell office:value-type="string">
            <text:p>cfc-361-rinrg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0x6200000022503b22</text:p>
          </table:table-cell>
          <table:table-cell office:value-type="float" office:value="60">
            <text:p>60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9371">
            <text:p>9371</text:p>
          </table:table-cell>
          <table:table-cell office:value-type="string">
            <text:p>CBMIA</text:p>
          </table:table-cell>
          <table:table-cell office:value-type="float" office:value="4">
            <text:p>4</text:p>
          </table:table-cell>
          <table:table-cell office:value-type="float" office:value="15205">
            <text:p>15205</text:p>
          </table:table-cell>
          <table:table-cell/>
          <table:table-cell office:value-type="string">
            <text:p>cfc-361-rinrg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0xad00000026ce7322</text:p>
          </table:table-cell>
          <table:table-cell office:value-type="float" office:value="87">
            <text:p>87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46683">
            <text:p>46683</text:p>
          </table:table-cell>
          <table:table-cell office:value-type="string">
            <text:p>CBMIA</text:p>
          </table:table-cell>
          <table:table-cell office:value-type="float" office:value="14">
            <text:p>14</text:p>
          </table:table-cell>
          <table:table-cell office:value-type="float" office:value="111">
            <text:p>111</text:p>
          </table:table-cell>
          <table:table-cell office:value-type="string">
            <text:p>DPSBEJEC</text:p>
          </table:table-cell>
          <table:table-cell office:value-type="string">
            <text:p>cfc-361-rpsbej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xe000000022784f22</text:p>
          </table:table-cell>
          <table:table-cell office:value-type="float" office:value="20">
            <text:p>20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45463">
            <text:p>45463</text:p>
          </table:table-cell>
          <table:table-cell office:value-type="string">
            <text:p>CBMIA</text:p>
          </table:table-cell>
          <table:table-cell office:value-type="float" office:value="12">
            <text:p>12</text:p>
          </table:table-cell>
          <table:table-cell office:value-type="float" office:value="111">
            <text:p>111</text:p>
          </table:table-cell>
          <table:table-cell office:value-type="string">
            <text:p>DPSBEJEC</text:p>
          </table:table-cell>
          <table:table-cell office:value-type="string">
            <text:p>cfc-361-rpsbej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0x26000000226f4a22</text:p>
          </table:table-cell>
          <table:table-cell office:value-type="float" office:value="32">
            <text:p>32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5163">
            <text:p>5163</text:p>
          </table:table-cell>
          <table:table-cell office:value-type="string">
            <text:p>CBMIA</text:p>
          </table:table-cell>
          <table:table-cell office:value-type="float" office:value="6">
            <text:p>6</text:p>
          </table:table-cell>
          <table:table-cell office:value-type="float" office:value="111">
            <text:p>111</text:p>
          </table:table-cell>
          <table:table-cell office:value-type="string">
            <text:p>DPSBEJEC</text:p>
          </table:table-cell>
          <table:table-cell office:value-type="string">
            <text:p>cfc-361-rpsbej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0x9b00000022645322</text:p>
          </table:table-cell>
          <table:table-cell office:value-type="float" office:value="49">
            <text:p>49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40566">
            <text:p>40566</text:p>
          </table:table-cell>
          <table:table-cell office:value-type="string">
            <text:p>CBMIA</text:p>
          </table:table-cell>
          <table:table-cell office:value-type="float" office:value="5">
            <text:p>5</text:p>
          </table:table-cell>
          <table:table-cell office:value-type="float" office:value="111">
            <text:p>111</text:p>
          </table:table-cell>
          <table:table-cell office:value-type="string">
            <text:p>DPSBEJEC</text:p>
          </table:table-cell>
          <table:table-cell office:value-type="string">
            <text:p>cfc-361-rpsbej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0x0500000026d5d822</text:p>
          </table:table-cell>
          <table:table-cell office:value-type="float" office:value="83">
            <text:p>83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9870">
            <text:p>9870</text:p>
          </table:table-cell>
          <table:table-cell office:value-type="string">
            <text:p>CBMIA</text:p>
          </table:table-cell>
          <table:table-cell office:value-type="float" office:value="13">
            <text:p>13</text:p>
          </table:table-cell>
          <table:table-cell office:value-type="float" office:value="111">
            <text:p>111</text:p>
          </table:table-cell>
          <table:table-cell office:value-type="string">
            <text:p>DPSBEJEC</text:p>
          </table:table-cell>
          <table:table-cell office:value-type="string">
            <text:p>cfc-361-rpsbej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0xfe00000026dac222</text:p>
          </table:table-cell>
          <table:table-cell office:value-type="float" office:value="90">
            <text:p>90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45456">
            <text:p>45456</text:p>
          </table:table-cell>
          <table:table-cell office:value-type="string">
            <text:p>CBMIA</text:p>
          </table:table-cell>
          <table:table-cell office:value-type="float" office:value="4">
            <text:p>4</text:p>
          </table:table-cell>
          <table:table-cell office:value-type="float" office:value="111">
            <text:p>111</text:p>
          </table:table-cell>
          <table:table-cell office:value-type="string">
            <text:p>DPSBEJEC</text:p>
          </table:table-cell>
          <table:table-cell office:value-type="string">
            <text:p>cfc-361-rpsbej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0xba00000026ddf922</text:p>
          </table:table-cell>
          <table:table-cell office:value-type="float" office:value="94">
            <text:p>94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4653">
            <text:p>4653</text:p>
          </table:table-cell>
          <table:table-cell office:value-type="string">
            <text:p>CBMIA</text:p>
          </table:table-cell>
          <table:table-cell office:value-type="float" office:value="3">
            <text:p>3</text:p>
          </table:table-cell>
          <table:table-cell office:value-type="float" office:value="1516">
            <text:p>1516</text:p>
          </table:table-cell>
          <table:table-cell office:value-type="string">
            <text:p>CFC-361-RPSBMPS</text:p>
          </table:table-cell>
          <table:table-cell office:value-type="string">
            <text:p>cfc-361-rpsbmps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x4600000026c7a722</text:p>
          </table:table-cell>
          <table:table-cell office:value-type="float" office:value="74">
            <text:p>74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1632">
            <text:p>1632</text:p>
          </table:table-cell>
          <table:table-cell office:value-type="string">
            <text:p>CBMIA</text:p>
          </table:table-cell>
          <table:table-cell office:value-type="float" office:value="3">
            <text:p>3</text:p>
          </table:table-cell>
          <table:table-cell office:value-type="float" office:value="17631">
            <text:p>17631</text:p>
          </table:table-cell>
          <table:table-cell office:value-type="string">
            <text:p>CFC-361-RPSBSEP</text:p>
          </table:table-cell>
          <table:table-cell office:value-type="string">
            <text:p>cfc-361-rpsbsep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x1a000000225e0a22</text:p>
          </table:table-cell>
          <table:table-cell office:value-type="float" office:value="37">
            <text:p>37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42862">
            <text:p>42862</text:p>
          </table:table-cell>
          <table:table-cell office:value-type="string">
            <text:p>CBMIA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string">
            <text:p>CFC-363-CGEN</text:p>
          </table:table-cell>
          <table:table-cell office:value-type="string">
            <text:p>cfc-363-cgen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x7e00000026cda022</text:p>
          </table:table-cell>
          <table:table-cell office:value-type="float" office:value="100">
            <text:p>100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5808">
            <text:p>5808</text:p>
          </table:table-cell>
          <table:table-cell office:value-type="string">
            <text:p>CBMIA</text:p>
          </table:table-cell>
          <table:table-cell office:value-type="float" office:value="14">
            <text:p>14</text:p>
          </table:table-cell>
          <table:table-cell office:value-type="float" office:value="43">
            <text:p>43</text:p>
          </table:table-cell>
          <table:table-cell office:value-type="string">
            <text:p>CFC-363-RLINAC2</text:p>
          </table:table-cell>
          <table:table-cell office:value-type="string">
            <text:p>cfc-363-rlinac2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xdf00000022670c22</text:p>
          </table:table-cell>
          <table:table-cell office:value-type="float" office:value="36">
            <text:p>36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30027">
            <text:p>30027</text:p>
          </table:table-cell>
          <table:table-cell office:value-type="string">
            <text:p>CBMIA</text:p>
          </table:table-cell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  <table:table-cell office:value-type="string">
            <text:p>CFC-363-RLINAC2</text:p>
          </table:table-cell>
          <table:table-cell office:value-type="string">
            <text:p>cfc-363-rlinac2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0x3c00000022595922</text:p>
          </table:table-cell>
          <table:table-cell office:value-type="float" office:value="63">
            <text:p>63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42866">
            <text:p>42866</text:p>
          </table:table-cell>
          <table:table-cell office:value-type="string">
            <text:p>CBMIA</text:p>
          </table:table-cell>
          <table:table-cell office:value-type="float" office:value="12">
            <text:p>12</text:p>
          </table:table-cell>
          <table:table-cell office:value-type="float" office:value="43">
            <text:p>43</text:p>
          </table:table-cell>
          <table:table-cell office:value-type="string">
            <text:p>CFC-363-RLINAC2</text:p>
          </table:table-cell>
          <table:table-cell office:value-type="string">
            <text:p>cfc-363-rlinac2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0xef00000026c86422</text:p>
          </table:table-cell>
          <table:table-cell office:value-type="float" office:value="108">
            <text:p>108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44454">
            <text:p>44454</text:p>
          </table:table-cell>
          <table:table-cell office:value-type="string">
            <text:p>CBMIA</text:p>
          </table:table-cell>
          <table:table-cell office:value-type="float" office:value="14">
            <text:p>14</text:p>
          </table:table-cell>
          <table:table-cell office:value-type="float" office:value="17309">
            <text:p>17309</text:p>
          </table:table-cell>
          <table:table-cell office:value-type="string">
            <text:p>CFC-363-RLN2TRANSFER</text:p>
          </table:table-cell>
          <table:table-cell office:value-type="string">
            <text:p>cfc-363-rln2transfer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x9b000000224fbb22</text:p>
          </table:table-cell>
          <table:table-cell office:value-type="float" office:value="55">
            <text:p>55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35532">
            <text:p>35532</text:p>
          </table:table-cell>
          <table:table-cell office:value-type="string">
            <text:p>CBMIA</text:p>
          </table:table-cell>
          <table:table-cell office:value-type="float" office:value="13">
            <text:p>13</text:p>
          </table:table-cell>
          <table:table-cell office:value-type="float" office:value="17309">
            <text:p>17309</text:p>
          </table:table-cell>
          <table:table-cell office:value-type="string">
            <text:p>CFC-363-RLN2TRANSFER</text:p>
          </table:table-cell>
          <table:table-cell office:value-type="string">
            <text:p>cfc-363-rln2transfer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0x4b00000026c23522</text:p>
          </table:table-cell>
          <table:table-cell office:value-type="float" office:value="92">
            <text:p>92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1631">
            <text:p>1631</text:p>
          </table:table-cell>
          <table:table-cell office:value-type="string">
            <text:p>CBMIA</text:p>
          </table:table-cell>
          <table:table-cell office:value-type="float" office:value="12">
            <text:p>12</text:p>
          </table:table-cell>
          <table:table-cell office:value-type="float" office:value="17309">
            <text:p>17309</text:p>
          </table:table-cell>
          <table:table-cell office:value-type="string">
            <text:p>CFC-363-RLN2TRANSFER</text:p>
          </table:table-cell>
          <table:table-cell office:value-type="string">
            <text:p>cfc-363-rln2transfer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0xd200000026d8b322</text:p>
          </table:table-cell>
          <table:table-cell office:value-type="float" office:value="105">
            <text:p>105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46018">
            <text:p>46018</text:p>
          </table:table-cell>
          <table:table-cell office:value-type="string">
            <text:p>CBMIA</text:p>
          </table:table-cell>
          <table:table-cell office:value-type="float" office:value="5">
            <text:p>5</text:p>
          </table:table-cell>
          <table:table-cell office:value-type="float" office:value="17309">
            <text:p>17309</text:p>
          </table:table-cell>
          <table:table-cell office:value-type="string">
            <text:p>CFC-363-RLN2TRANSFER</text:p>
          </table:table-cell>
          <table:table-cell office:value-type="string">
            <text:p>cfc-363-rln2transfer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0x9300000026d97d22</text:p>
          </table:table-cell>
          <table:table-cell office:value-type="float" office:value="116">
            <text:p>116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39365">
            <text:p>39365</text:p>
          </table:table-cell>
          <table:table-cell office:value-type="string">
            <text:p>CBMIA</text:p>
          </table:table-cell>
          <table:table-cell office:value-type="float" office:value="12">
            <text:p>12</text:p>
          </table:table-cell>
          <table:table-cell office:value-type="float" office:value="1244">
            <text:p>1244</text:p>
          </table:table-cell>
          <table:table-cell office:value-type="string">
            <text:p>CFC-365-RPSEJECT</text:p>
          </table:table-cell>
          <table:table-cell office:value-type="string">
            <text:p>cfc-365-rpseject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0xa3000000226e5422</text:p>
          </table:table-cell>
          <table:table-cell office:value-type="float" office:value="39">
            <text:p>39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40049">
            <text:p>40049</text:p>
          </table:table-cell>
          <table:table-cell office:value-type="string">
            <text:p>CBMIA</text:p>
          </table:table-cell>
          <table:table-cell office:value-type="float" office:value="13">
            <text:p>13</text:p>
          </table:table-cell>
          <table:table-cell office:value-type="float" office:value="1244">
            <text:p>1244</text:p>
          </table:table-cell>
          <table:table-cell office:value-type="string">
            <text:p>CFC-365-RPSEJECT</text:p>
          </table:table-cell>
          <table:table-cell office:value-type="string">
            <text:p>cfc-365-rpseject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0x9600000022771e22</text:p>
          </table:table-cell>
          <table:table-cell office:value-type="float" office:value="58">
            <text:p>58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42867">
            <text:p>42867</text:p>
          </table:table-cell>
          <table:table-cell office:value-type="string">
            <text:p>CBMIA</text:p>
          </table:table-cell>
          <table:table-cell office:value-type="float" office:value="14">
            <text:p>14</text:p>
          </table:table-cell>
          <table:table-cell office:value-type="float" office:value="1244">
            <text:p>1244</text:p>
          </table:table-cell>
          <table:table-cell office:value-type="string">
            <text:p>CFC-365-RPSEJECT</text:p>
          </table:table-cell>
          <table:table-cell office:value-type="string">
            <text:p>cfc-365-rpseject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x7000000022728922</text:p>
          </table:table-cell>
          <table:table-cell office:value-type="float" office:value="59">
            <text:p>59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42205">
            <text:p>42205</text:p>
          </table:table-cell>
          <table:table-cell office:value-type="string">
            <text:p>CBMIA</text:p>
          </table:table-cell>
          <table:table-cell office:value-type="float" office:value="14">
            <text:p>14</text:p>
          </table:table-cell>
          <table:table-cell office:value-type="float" office:value="17028">
            <text:p>17028</text:p>
          </table:table-cell>
          <table:table-cell/>
          <table:table-cell office:value-type="string">
            <text:p>cfc-366-rpow4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x0500000026d97422</text:p>
          </table:table-cell>
          <table:table-cell office:value-type="float" office:value="102">
            <text:p>102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5587">
            <text:p>5587</text:p>
          </table:table-cell>
          <table:table-cell office:value-type="string">
            <text:p>CBMIA</text:p>
          </table:table-cell>
          <table:table-cell office:value-type="float" office:value="13">
            <text:p>13</text:p>
          </table:table-cell>
          <table:table-cell office:value-type="float" office:value="17028">
            <text:p>17028</text:p>
          </table:table-cell>
          <table:table-cell/>
          <table:table-cell office:value-type="string">
            <text:p>cfc-366-rpow4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0xd200000026c0f222</text:p>
          </table:table-cell>
          <table:table-cell office:value-type="float" office:value="107">
            <text:p>107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40050">
            <text:p>40050</text:p>
          </table:table-cell>
          <table:table-cell office:value-type="string">
            <text:p>CBMIA</text:p>
          </table:table-cell>
          <table:table-cell office:value-type="float" office:value="12">
            <text:p>12</text:p>
          </table:table-cell>
          <table:table-cell office:value-type="float" office:value="719">
            <text:p>719</text:p>
          </table:table-cell>
          <table:table-cell office:value-type="string">
            <text:p>CFC-368-RPSINJECT</text:p>
          </table:table-cell>
          <table:table-cell office:value-type="string">
            <text:p>cfc-368-rpsinject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0x7000000022666422</text:p>
          </table:table-cell>
          <table:table-cell office:value-type="float" office:value="18">
            <text:p>18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36845">
            <text:p>36845</text:p>
          </table:table-cell>
          <table:table-cell office:value-type="string">
            <text:p>CBMIA</text:p>
          </table:table-cell>
          <table:table-cell office:value-type="float" office:value="13">
            <text:p>13</text:p>
          </table:table-cell>
          <table:table-cell office:value-type="float" office:value="719">
            <text:p>719</text:p>
          </table:table-cell>
          <table:table-cell office:value-type="string">
            <text:p>CFC-368-RPSINJECT</text:p>
          </table:table-cell>
          <table:table-cell office:value-type="string">
            <text:p>cfc-368-rpsinject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0x9c000000225f8222</text:p>
          </table:table-cell>
          <table:table-cell office:value-type="float" office:value="41">
            <text:p>41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45455">
            <text:p>45455</text:p>
          </table:table-cell>
          <table:table-cell office:value-type="string">
            <text:p>CBMIA</text:p>
          </table:table-cell>
          <table:table-cell office:value-type="float" office:value="14">
            <text:p>14</text:p>
          </table:table-cell>
          <table:table-cell office:value-type="float" office:value="719">
            <text:p>719</text:p>
          </table:table-cell>
          <table:table-cell office:value-type="string">
            <text:p>CFC-368-RPSINJECT</text:p>
          </table:table-cell>
          <table:table-cell office:value-type="string">
            <text:p>cfc-368-rpsinject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x1a0000002257db22</text:p>
          </table:table-cell>
          <table:table-cell office:value-type="float" office:value="56">
            <text:p>56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2642">
            <text:p>2642</text:p>
          </table:table-cell>
          <table:table-cell office:value-type="string">
            <text:p>CBMIA</text:p>
          </table:table-cell>
          <table:table-cell office:value-type="float" office:value="6">
            <text:p>6</text:p>
          </table:table-cell>
          <table:table-cell office:value-type="float" office:value="1977">
            <text:p>1977</text:p>
          </table:table-cell>
          <table:table-cell office:value-type="string">
            <text:p>DADEPOW3</text:p>
          </table:table-cell>
          <table:table-cell office:value-type="string">
            <text:p>cfc-370-rpow3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0xbc00000026d8b122</text:p>
          </table:table-cell>
          <table:table-cell office:value-type="float" office:value="73">
            <text:p>73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42865">
            <text:p>42865</text:p>
          </table:table-cell>
          <table:table-cell office:value-type="string">
            <text:p>CBMIA</text:p>
          </table:table-cell>
          <table:table-cell office:value-type="float" office:value="12">
            <text:p>12</text:p>
          </table:table-cell>
          <table:table-cell office:value-type="float" office:value="1977">
            <text:p>1977</text:p>
          </table:table-cell>
          <table:table-cell office:value-type="string">
            <text:p>DADEPOW3</text:p>
          </table:table-cell>
          <table:table-cell office:value-type="string">
            <text:p>cfc-370-rpow3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0xcf00000026be8f22</text:p>
          </table:table-cell>
          <table:table-cell office:value-type="float" office:value="79">
            <text:p>79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CBMIA</text:p>
          </table:table-cell>
          <table:table-cell office:value-type="float" office:value="13">
            <text:p>13</text:p>
          </table:table-cell>
          <table:table-cell office:value-type="float" office:value="1977">
            <text:p>1977</text:p>
          </table:table-cell>
          <table:table-cell office:value-type="string">
            <text:p>DADEPOW3</text:p>
          </table:table-cell>
          <table:table-cell office:value-type="string">
            <text:p>cfc-370-rpow3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0x8800000026da1422</text:p>
          </table:table-cell>
          <table:table-cell office:value-type="float" office:value="82">
            <text:p>82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1630">
            <text:p>1630</text:p>
          </table:table-cell>
          <table:table-cell office:value-type="string">
            <text:p>CBMIA</text:p>
          </table:table-cell>
          <table:table-cell office:value-type="float" office:value="14">
            <text:p>14</text:p>
          </table:table-cell>
          <table:table-cell office:value-type="float" office:value="1977">
            <text:p>1977</text:p>
          </table:table-cell>
          <table:table-cell office:value-type="string">
            <text:p>DADEPOW3</text:p>
          </table:table-cell>
          <table:table-cell office:value-type="string">
            <text:p>cfc-370-rpow3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x3f00000026ce5c22</text:p>
          </table:table-cell>
          <table:table-cell office:value-type="float" office:value="84">
            <text:p>84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2">
          <table:table-cell office:value-type="float" office:value="31425">
            <text:p>31425</text:p>
          </table:table-cell>
          <table:table-cell office:value-type="string">
            <text:p>CBMIA</text:p>
          </table:table-cell>
          <table:table-cell office:value-type="float" office:value="3">
            <text:p>3</text:p>
          </table:table-cell>
          <table:table-cell office:value-type="float" office:value="18288">
            <text:p>18288</text:p>
          </table:table-cell>
          <table:table-cell office:value-type="string">
            <text:p>CFC-400-RPOW1</text:p>
          </table:table-cell>
          <table:table-cell office:value-type="string">
            <text:p>cfc-400-rpow1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xa200000025fffc22</text:p>
          </table:table-cell>
          <table:table-cell office:value-type="string">
            <text:p>N/A</text:p>
          </table:table-cell>
          <table:table-cell office:value-type="float" office:value="2.13">
            <text:p>2.13</text:p>
          </table:table-cell>
          <table:table-cell office:value-type="string">
            <text:p>No Serial number sticker on front panel (V5?)</text:p>
          </table:table-cell>
          <table:table-cell table:number-columns-repeated="2" office:value-type="string">
            <text:p>NO</text:p>
          </table:table-cell>
          <table:table-cell table:number-columns-repeated="1008"/>
        </table:table-row>
        <table:table-row table:style-name="ro2">
          <table:table-cell office:value-type="float" office:value="2852">
            <text:p>2852</text:p>
          </table:table-cell>
          <table:table-cell office:value-type="string">
            <text:p>CBMIA</text:p>
          </table:table-cell>
          <table:table-cell office:value-type="float" office:value="3">
            <text:p>3</text:p>
          </table:table-cell>
          <table:table-cell office:value-type="float" office:value="18508">
            <text:p>18508</text:p>
          </table:table-cell>
          <table:table-cell/>
          <table:table-cell office:value-type="string">
            <text:p>cfc-410-rpow2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xe60000002271ab22</text:p>
          </table:table-cell>
          <table:table-cell office:value-type="float" office:value="21">
            <text:p>21</text:p>
          </table:table-cell>
          <table:table-cell table:style-name="ce4" office:value-type="float" office:value="2.11">
            <text:p>2.11</text:p>
          </table:table-cell>
          <table:table-cell office:value-type="string">
            <text:p>Can't update now, in operation !</text:p>
          </table:table-cell>
          <table:table-cell table:number-columns-repeated="2"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50132">
            <text:p>50132</text:p>
          </table:table-cell>
          <table:table-cell office:value-type="string">
            <text:p>CBMIA</text:p>
          </table:table-cell>
          <table:table-cell office:value-type="float" office:value="4">
            <text:p>4</text:p>
          </table:table-cell>
          <table:table-cell office:value-type="float" office:value="13106">
            <text:p>13106</text:p>
          </table:table-cell>
          <table:table-cell/>
          <table:table-cell office:value-type="string">
            <text:p>cfc-864-cdv2</text:p>
          </table:table-cell>
          <table:table-cell office:value-type="string">
            <text:p>HCCBMIA000</text:p>
          </table:table-cell>
          <table:table-cell table:number-columns-repeated="6"/>
          <table:table-cell office:value-type="string">
            <text:p>Test FEC, no card mounted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table:number-columns-repeated="1008"/>
        </table:table-row>
        <table:table-row table:style-name="ro1">
          <table:table-cell office:value-type="float" office:value="45462">
            <text:p>45462</text:p>
          </table:table-cell>
          <table:table-cell office:value-type="string">
            <text:p>CBMIA</text:p>
          </table:table-cell>
          <table:table-cell office:value-type="float" office:value="14">
            <text:p>14</text:p>
          </table:table-cell>
          <table:table-cell office:value-type="float" office:value="13106">
            <text:p>13106</text:p>
          </table:table-cell>
          <table:table-cell/>
          <table:table-cell office:value-type="string">
            <text:p>cfc-864-cdv2</text:p>
          </table:table-cell>
          <table:table-cell office:value-type="string">
            <text:p>HCCBMIA000</text:p>
          </table:table-cell>
          <table:table-cell table:number-columns-repeated="6"/>
          <table:table-cell office:value-type="string">
            <text:p>Test FEC, no card mounted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table:number-columns-repeated="1008"/>
        </table:table-row>
        <table:table-row table:style-name="ro1">
          <table:table-cell office:value-type="float" office:value="45461">
            <text:p>45461</text:p>
          </table:table-cell>
          <table:table-cell office:value-type="string">
            <text:p>CBMIA</text:p>
          </table:table-cell>
          <table:table-cell office:value-type="float" office:value="13">
            <text:p>13</text:p>
          </table:table-cell>
          <table:table-cell office:value-type="float" office:value="13106">
            <text:p>13106</text:p>
          </table:table-cell>
          <table:table-cell/>
          <table:table-cell office:value-type="string">
            <text:p>cfc-864-cdv2</text:p>
          </table:table-cell>
          <table:table-cell office:value-type="string">
            <text:p>HCCBMIA000</text:p>
          </table:table-cell>
          <table:table-cell table:number-columns-repeated="6"/>
          <table:table-cell office:value-type="string">
            <text:p>Test FEC, no card mounted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table:number-columns-repeated="1008"/>
        </table:table-row>
        <table:table-row table:style-name="ro1">
          <table:table-cell office:value-type="float" office:value="45460">
            <text:p>45460</text:p>
          </table:table-cell>
          <table:table-cell office:value-type="string">
            <text:p>CBMIA</text:p>
          </table:table-cell>
          <table:table-cell office:value-type="float" office:value="12">
            <text:p>12</text:p>
          </table:table-cell>
          <table:table-cell office:value-type="float" office:value="13106">
            <text:p>13106</text:p>
          </table:table-cell>
          <table:table-cell/>
          <table:table-cell office:value-type="string">
            <text:p>cfc-864-cdv2</text:p>
          </table:table-cell>
          <table:table-cell office:value-type="string">
            <text:p>HCCBMIA000</text:p>
          </table:table-cell>
          <table:table-cell table:number-columns-repeated="6"/>
          <table:table-cell office:value-type="string">
            <text:p>Test FEC, no card mounted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table:number-columns-repeated="1008"/>
        </table:table-row>
        <table:table-row table:style-name="ro1">
          <table:table-cell office:value-type="float" office:value="47115">
            <text:p>47115</text:p>
          </table:table-cell>
          <table:table-cell office:value-type="string">
            <text:p>CBMIA</text:p>
          </table:table-cell>
          <table:table-cell office:value-type="float" office:value="6">
            <text:p>6</text:p>
          </table:table-cell>
          <table:table-cell office:value-type="float" office:value="13106">
            <text:p>13106</text:p>
          </table:table-cell>
          <table:table-cell/>
          <table:table-cell office:value-type="string">
            <text:p>cfc-864-cdv2</text:p>
          </table:table-cell>
          <table:table-cell office:value-type="string">
            <text:p>HCCBMIA000</text:p>
          </table:table-cell>
          <table:table-cell table:number-columns-repeated="6"/>
          <table:table-cell office:value-type="string">
            <text:p>Test FEC, no card mounted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table:number-columns-repeated="1008"/>
        </table:table-row>
        <table:table-row table:style-name="ro1">
          <table:table-cell office:value-type="float" office:value="47118">
            <text:p>47118</text:p>
          </table:table-cell>
          <table:table-cell office:value-type="string">
            <text:p>CBMIA</text:p>
          </table:table-cell>
          <table:table-cell office:value-type="float" office:value="5">
            <text:p>5</text:p>
          </table:table-cell>
          <table:table-cell office:value-type="float" office:value="13106">
            <text:p>13106</text:p>
          </table:table-cell>
          <table:table-cell/>
          <table:table-cell office:value-type="string">
            <text:p>cfc-864-cdv2</text:p>
          </table:table-cell>
          <table:table-cell office:value-type="string">
            <text:p>HCCBMIA000</text:p>
          </table:table-cell>
          <table:table-cell table:number-columns-repeated="6"/>
          <table:table-cell office:value-type="string">
            <text:p>Test FEC, no card mounted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table:number-columns-repeated="1008"/>
        </table:table-row>
        <table:table-row table:style-name="ro1">
          <table:table-cell office:value-type="float" office:value="47400">
            <text:p>47400</text:p>
          </table:table-cell>
          <table:table-cell office:value-type="string">
            <text:p>CBMIA</text:p>
          </table:table-cell>
          <table:table-cell office:value-type="float" office:value="3">
            <text:p>3</text:p>
          </table:table-cell>
          <table:table-cell office:value-type="float" office:value="13645">
            <text:p>13645</text:p>
          </table:table-cell>
          <table:table-cell/>
          <table:table-cell office:value-type="string">
            <text:p>cfc-864-cdv4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0x0f0000002254cb22</text:p>
          </table:table-cell>
          <table:table-cell office:value-type="float" office:value="19">
            <text:p>19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N/A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47915">
            <text:p>47915</text:p>
          </table:table-cell>
          <table:table-cell office:value-type="string">
            <text:p>CBMIA</text:p>
          </table:table-cell>
          <table:table-cell office:value-type="float" office:value="2">
            <text:p>2</text:p>
          </table:table-cell>
          <table:table-cell office:value-type="float" office:value="13645">
            <text:p>13645</text:p>
          </table:table-cell>
          <table:table-cell/>
          <table:table-cell office:value-type="string">
            <text:p>cfc-864-cdv4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x6a00000026dfa522</text:p>
          </table:table-cell>
          <table:table-cell office:value-type="float" office:value="99">
            <text:p>99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N/A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31707">
            <text:p>31707</text:p>
          </table:table-cell>
          <table:table-cell office:value-type="string">
            <text:p>CBMIA</text:p>
          </table:table-cell>
          <table:table-cell office:value-type="float" office:value="1">
            <text:p>1</text:p>
          </table:table-cell>
          <table:table-cell office:value-type="float" office:value="12805">
            <text:p>12805</text:p>
          </table:table-cell>
          <table:table-cell/>
          <table:table-cell office:value-type="string">
            <text:p>cfc-864-ctestrti</text:p>
          </table:table-cell>
          <table:table-cell office:value-type="string">
            <text:p>HCCBMIA0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x4200000022756422</text:p>
          </table:table-cell>
          <table:table-cell office:value-type="float" office:value="23">
            <text:p>23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N/A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44255">
            <text:p>44255</text:p>
          </table:table-cell>
          <table:table-cell office:value-type="string">
            <text:p>CBMIA</text:p>
          </table:table-cell>
          <table:table-cell office:value-type="float" office:value="13">
            <text:p>13</text:p>
          </table:table-cell>
          <table:table-cell office:value-type="float" office:value="12006">
            <text:p>12006</text:p>
          </table:table-cell>
          <table:table-cell/>
          <table:table-cell office:value-type="string">
            <text:p>cfc-866-rdev1</text:p>
          </table:table-cell>
          <table:table-cell office:value-type="string">
            <text:p>HCCBMIA000</text:p>
          </table:table-cell>
          <table:table-cell table:number-columns-repeated="6"/>
          <table:table-cell office:value-type="string">
            <text:p>Can't access FEC, no power?</text:p>
          </table:table-cell>
          <table:table-cell office:value-type="string">
            <text:p>N/A</text:p>
          </table:table-cell>
          <table:table-cell office:value-type="string">
            <text:p>NO</text:p>
          </table:table-cell>
          <table:table-cell table:number-columns-repeated="1008"/>
        </table:table-row>
        <table:table-row table:style-name="ro1">
          <table:table-cell office:value-type="float" office:value="44254">
            <text:p>44254</text:p>
          </table:table-cell>
          <table:table-cell office:value-type="string">
            <text:p>CBMIA</text:p>
          </table:table-cell>
          <table:table-cell office:value-type="float" office:value="14">
            <text:p>14</text:p>
          </table:table-cell>
          <table:table-cell office:value-type="float" office:value="6244">
            <text:p>6244</text:p>
          </table:table-cell>
          <table:table-cell office:value-type="string">
            <text:p>PCGW23</text:p>
          </table:table-cell>
          <table:table-cell office:value-type="string">
            <text:p>pcgw23</text:p>
          </table:table-cell>
          <table:table-cell office:value-type="string">
            <text:p>HCCBMIA000</text:p>
          </table:table-cell>
          <table:table-cell table:number-columns-repeated="6"/>
          <table:table-cell office:value-type="string">
            <text:p>Test FEC, no card mounted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table:number-columns-repeated="1008"/>
        </table:table-row>
        <table:table-row table:style-name="ro1">
          <table:table-cell office:value-type="float" office:value="40450">
            <text:p>40450</text:p>
          </table:table-cell>
          <table:table-cell office:value-type="string">
            <text:p>CBMIA</text:p>
          </table:table-cell>
          <table:table-cell office:value-type="float" office:value="6">
            <text:p>6</text:p>
          </table:table-cell>
          <table:table-cell office:value-type="float" office:value="6244">
            <text:p>6244</text:p>
          </table:table-cell>
          <table:table-cell office:value-type="string">
            <text:p>PCGW23</text:p>
          </table:table-cell>
          <table:table-cell office:value-type="string">
            <text:p>pcgw23</text:p>
          </table:table-cell>
          <table:table-cell office:value-type="string">
            <text:p>HCCBMIA000</text:p>
          </table:table-cell>
          <table:table-cell table:number-columns-repeated="6"/>
          <table:table-cell office:value-type="string">
            <text:p>Test FEC, no card mounted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table:number-columns-repeated="1008"/>
        </table:table-row>
        <table:table-row table:style-name="ro1">
          <table:table-cell office:value-type="float" office:value="44241">
            <text:p>44241</text:p>
          </table:table-cell>
          <table:table-cell office:value-type="string">
            <text:p>CBMIA</text:p>
          </table:table-cell>
          <table:table-cell office:value-type="float" office:value="13">
            <text:p>13</text:p>
          </table:table-cell>
          <table:table-cell office:value-type="float" office:value="6244">
            <text:p>6244</text:p>
          </table:table-cell>
          <table:table-cell office:value-type="string">
            <text:p>PCGW23</text:p>
          </table:table-cell>
          <table:table-cell office:value-type="string">
            <text:p>pcgw23</text:p>
          </table:table-cell>
          <table:table-cell office:value-type="string">
            <text:p>HCCBMIA000</text:p>
          </table:table-cell>
          <table:table-cell table:number-columns-repeated="6"/>
          <table:table-cell office:value-type="string">
            <text:p>Test FEC, no card mounted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table:number-columns-repeated="1008"/>
        </table:table-row>
        <table:table-row table:style-name="ro1">
          <table:table-cell office:value-type="float" office:value="36129">
            <text:p>36129</text:p>
          </table:table-cell>
          <table:table-cell office:value-type="string">
            <text:p>CBMIA</text:p>
          </table:table-cell>
          <table:table-cell office:value-type="float" office:value="3">
            <text:p>3</text:p>
          </table:table-cell>
          <table:table-cell office:value-type="float" office:value="13632">
            <text:p>13632</text:p>
          </table:table-cell>
          <table:table-cell table:number-columns-repeated="2"/>
          <table:table-cell office:value-type="string">
            <text:p>HCCBMIA000</text:p>
          </table:table-cell>
          <table:table-cell table:number-columns-repeated="8"/>
          <table:table-cell office:value-type="string">
            <text:p>YES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Default"/>
          <table:table-cell table:number-columns-repeated="4"/>
          <table:table-cell table:style-name="Default"/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2"/>
          <table:table-cell table:formula="of:=COUNTIF([.M2:.M91];&quot;=2.13&quot;)" office:value-type="float" office:value="78">
            <text:p>78</text:p>
          </table:table-cell>
          <table:table-cell/>
          <table:table-cell table:style-name="Default" office:value-type="string">
            <text:p>Real installs</text:p>
          </table:table-cell>
          <table:table-cell table:formula="of:=COUNTIF([.P2:.P92];&quot;=NO&quot;)" office:value-type="float" office:value="81">
            <text:p>81</text:p>
          </table:table-cell>
          <table:table-cell table:number-columns-repeated="1008"/>
        </table:table-row>
        <table:table-row table:style-name="ro1">
          <table:table-cell/>
          <table:table-cell table:formula="of:=COUNTIF([.B2:.B92];&quot;=CBMIA&quot;)" office:value-type="float" office:value="91">
            <text:p>91</text:p>
          </table:table-cell>
          <table:table-cell table:number-columns-repeated="7"/>
          <table:table-cell table:style-name="Default"/>
          <table:table-cell table:number-columns-repeated="4"/>
          <table:table-cell table:style-name="Default"/>
          <table:table-cell table:number-columns-repeated="1009"/>
        </table:table-row>
      </table:table>
      <table:database-ranges>
        <table:database-range table:target-range-address="Sheet1.B2:Sheet1.P92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_5f_back" style:display-name="green_back" style:family="table-cell" style:parent-style-name="Default">
      <style:table-cell-properties fo:background-color="#00ff00"/>
    </style:style>
    <style:style style:name="red_5f_back" style:display-name="red_back" style:family="table-cell" style:parent-style-name="Default">
      <style:table-cell-properties fo:background-color="#ff0000" fo:padding-bottom="0.0193in" fo:padding-left="0.0138in" fo:padding-right="0.0138in" fo:padding-top="0.0193in"/>
      <style:text-properties fo:color="#ffffff"/>
    </style:style>
  </office:styles>
  <office:automatic-styles>
    <style:page-layout style:name="Mpm1">
      <style:page-layout-properties fo:page-width="8.2701in" fo:page-height="11.6902in" fo:margin-top="0.2925in" fo:margin-bottom="0.661in" style:shadow="none" fo:background-color="transparent" style:writing-mode="lr-tb" style:print="charts drawings grid objects zero-values">
        <style:background-image/>
      </style:page-layout-properties>
      <style:header-style>
        <style:header-footer-properties fo:min-height="0.5902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CBMIA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0">04/10/2014</text:date>, <text:time>14:04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date>2014-04-10T14:04:28</dc:date>
    <dc:creator>Matthieu Cattin</dc:creator>
    <meta:editing-duration>PT687H31M18S</meta:editing-duration>
    <meta:editing-cycles>73</meta:editing-cycles>
    <meta:printed-by>Matthieu Cattin</meta:printed-by>
    <meta:print-date>2014-02-21T10:56:28</meta:print-date>
    <meta:document-statistic meta:table-count="1" meta:cell-count="1130" meta:object-count="0"/>
  </office:meta>
</office:document-meta>
</file>